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25" style:family="table-cell" style:parent-style-name="Default" style:data-style-name="N37">
      <style:table-cell-properties fo:background-color="#dee6ef" style:text-align-source="fix" style:repeat-content="false"/>
      <style:paragraph-properties fo:text-align="center" fo:margin-left="0in"/>
      <style:text-properties style:font-name="JetBrainsMono NF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2" style:family="table-cell" style:parent-style-name="Default" style:data-style-name="N37">
      <style:table-cell-properties fo:background-color="#dee6ef"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4"/>
        <table:table-column table:style-name="co1" table:default-cell-style-name="ce5"/>
        <table:table-column table:style-name="co1" table:number-columns-repeated="16378" table:default-cell-style-name="ce4"/>
        <table:table-column table:style-name="co1" table:default-cell-style-name="Default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tart Date</text:p>
          </table:table-cell>
          <table:table-cell table:style-name="ce5" office:value-type="date" office:date-value="2025-10-01" calcext:value-type="date">
            <text:p>10/01/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urs/Week (full)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Hours/Week (a)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Hours/Week (b)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Days off (table)</text:p>
          </table:table-cell>
          <table:table-cell table:formula="of:=14" office:value-type="float" office:value="14" calcext:value-type="float">
            <text:p>14</text:p>
          </table:table-cell>
          <table:table-cell office:value-type="string" calcext:value-type="string">
            <text:p>(Dec)</text:p>
          </table:table-cell>
          <table:table-cell/>
          <table:table-cell table:style-name="ce24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24"/>
          <table:table-cell table:number-columns-repeated="16379"/>
        </table:table-row>
        <table:table-row table:style-name="ro1">
          <table:table-cell table:style-name="ce2" office:value-type="string" calcext:value-type="string">
            <text:p>Courses</text:p>
          </table:table-cell>
          <table:table-cell table:style-name="ce6" office:value-type="string" calcext:value-type="string">
            <text:p>Duration (w)</text:p>
          </table:table-cell>
          <table:table-cell table:style-name="ce6" office:value-type="string" calcext:value-type="string">
            <text:p>Avg. h/w</text:p>
          </table:table-cell>
          <table:table-cell table:style-name="ce7" office:value-type="string" calcext:value-type="string">
            <text:p>End Date</text:p>
          </table:table-cell>
          <table:table-cell table:style-name="ce24"/>
          <table:table-cell table:number-columns-repeated="16379"/>
        </table:table-row>
        <table:table-row table:style-name="ro1">
          <table:table-cell table:style-name="ce2"/>
          <table:table-cell table:style-name="ce6" table:number-columns-repeated="3"/>
          <table:table-cell table:style-name="ce24"/>
          <table:table-cell table:number-columns-repeated="16379"/>
        </table:table-row>
        <table:table-row table:style-name="ro1">
          <table:table-cell table:style-name="ce2" office:value-type="string" calcext:value-type="string">
            <text:p>MATH</text:p>
          </table:table-cell>
          <table:table-cell table:number-columns-repeated="3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25-10-04" calcext:value-type="date">
            <text:p>10/04/25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Pre-Algebr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25-10-09" calcext:value-type="date">
            <text:p>10/09/25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Algebra 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25-10-28" calcext:value-type="date">
            <text:p>10/28/25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Geometry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25-12-11" calcext:value-type="date">
            <text:p>12/11/25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Algebra 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style-name="ce5" table:formula="of:=[.D15]+([.B16]*[.C16]/[.$B$3]*7)+[.B6]" office:value-type="date" office:date-value="2026-02-02T04:48:00" calcext:value-type="date">
            <text:p>02/02/26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Trigonomet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5" table:formula="of:=[.D16]+([.B17]*[.C17]/[.$B$3]*7)" office:value-type="date" office:date-value="2026-02-27T09:36:00" calcext:value-type="date">
            <text:p>02/27/26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Precalculus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5" table:formula="of:=[.D17]+([.B18]*[.C18]/[.$B$3]*7)" office:value-type="date" office:date-value="2026-04-09T08:24:00" calcext:value-type="date">
            <text:p>04/09/26</text:p>
          </table:table-cell>
          <table:table-cell table:style-name="ce24"/>
          <table:table-cell table:number-columns-repeated="16379"/>
        </table:table-row>
        <table:table-row table:style-name="ro1">
          <table:table-cell table:number-columns-repeated="4"/>
          <table:table-cell table:style-name="ce24"/>
          <table:table-cell table:number-columns-repeated="16379"/>
        </table:table-row>
        <table:table-row table:style-name="ro1">
          <table:table-cell table:style-name="ce2" office:value-type="string" calcext:value-type="string">
            <text:p>Intro CS</text:p>
          </table:table-cell>
          <table:table-cell table:number-columns-repeated="3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Introduction to Computer Science and Programming using Python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5" table:formula="of:=[.D18]+([.B21]*[.C21]/[.$B$3]*7)" office:value-type="date" office:date-value="2026-04-28T22:48:00" calcext:value-type="date">
            <text:p>04/28/26</text:p>
          </table:table-cell>
          <table:table-cell table:style-name="ce24"/>
          <table:table-cell table:number-columns-repeated="16379"/>
        </table:table-row>
        <table:table-row table:style-name="ro1">
          <table:table-cell table:number-columns-repeated="3"/>
          <table:table-cell table:style-name="ce5"/>
          <table:table-cell table:style-name="ce24"/>
          <table:table-cell table:number-columns-repeated="16379"/>
        </table:table-row>
        <table:table-row table:style-name="ro1">
          <table:table-cell table:style-name="ce2" office:value-type="string" calcext:value-type="string">
            <text:p>Core math</text:p>
          </table:table-cell>
          <table:table-cell table:number-columns-repeated="2"/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Calculus 1A: Differentiation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5" table:formula="of:=[.D21]+([.B24]*[.C24]/[.$B$4]*7)" office:value-type="date" office:date-value="2026-06-16T11:36:00" calcext:value-type="date">
            <text:p>06/16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culus 1B: Integratio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5" table:formula="of:=[.D24]+([.B25]*[.C25]/[.$B$4]*7)" office:value-type="date" office:date-value="2026-08-04T00:24:00" calcext:value-type="date">
            <text:p>08/04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culus 1C: Coordinate Systems &amp; Infinite Seri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table:formula="of:=[.D25]+([.B26]*[.C26]/[.$B$4]*7)" office:value-type="date" office:date-value="2026-08-26T10:00:00" calcext:value-type="date">
            <text:p>08/26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thematics for Computer Science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5" table:formula="of:=[.D26]+([.B27]*[.C27]/[.$B$4]*7)" office:value-type="date" office:date-value="2026-09-25T18:00:00" calcext:value-type="date">
            <text:p>09/25/26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Core CS</text:p>
          </table:table-cell>
          <table:table-cell table:number-columns-repeated="2"/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Systematic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5" table:formula="of:=[.D21]+([.B30]*[.C30]/[.$B$5]*7)" office:value-type="date" office:date-value="2026-05-31T17:02:24" calcext:value-type="date">
            <text:p>05/31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ass-based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5" table:formula="of:=[.D30]+([.B31]*[.C31]/[.$B$5]*7)" office:value-type="date" office:date-value="2026-06-29T19:55:12" calcext:value-type="date">
            <text:p>06/29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5" table:formula="of:=[.D31]+([.B32]*[.C32]/[.$B$5]*7)" office:value-type="date" office:date-value="2026-07-18T07:26:24" calcext:value-type="date">
            <text:p>07/18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bject-Oriented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5" table:formula="of:=[.D32]+([.B33]*[.C33]/[.$B$5]*7)" office:value-type="date" office:date-value="2026-08-16T10:19:12" calcext:value-type="date">
            <text:p>08/16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ftware Architectur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table:formula="of:=[.D33]+([.B34]*[.C34]/[.$B$5]*7)" office:value-type="date" office:date-value="2026-08-20T21:50:24" calcext:value-type="date">
            <text:p>08/20/26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CS Tools</text:p>
          </table:table-cell>
          <table:table-cell table:number-columns-repeated="2"/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The Missing Semester of Your CS Educatio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5" table:formula="of:=[.D34]+([.B37]*[.C37]/[.$B$5]*7)" office:value-type="date" office:date-value="2026-08-27T15:07:12" calcext:value-type="date">
            <text:p>08/27/26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Core systems</text:p>
          </table:table-cell>
          <table:table-cell table:number-columns-repeated="2"/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Build a Modern Computer from First Principles: From Nand to Tetri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5" table:formula="of:=[.D37]+([.B40]*[.C40]/[.$B$5]*7)" office:value-type="date" office:date-value="2026-09-13T10:19:12" calcext:value-type="date">
            <text:p>09/13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uild a Modern Computer from First Principles: Nand to Tetris Part II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5" table:formula="of:=[.D40]+([.B41]*[.C41]/[.$B$5]*7)" office:value-type="date" office:date-value="2026-10-08T15:07:12" calcext:value-type="date">
            <text:p>10/08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perating Systems: Three Easy Piece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5" table:formula="of:=[.D41]+([.B42]*[.C42]/[.$B$3]*7)" office:value-type="date" office:date-value="2026-10-24T00:43:12" calcext:value-type="date">
            <text:p>10/24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uter Networking: a Top-Down Approach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table:formula="of:=[.D42]+([.B43]*[.C43]/[.$B$3]*7)" office:value-type="date" office:date-value="2026-11-04T05:31:12" calcext:value-type="date">
            <text:p>11/04/26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Core theory</text:p>
          </table:table-cell>
          <table:table-cell table:number-columns-repeated="2"/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Algorithms: Design and Analysis, Part 1 (alternative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5" table:formula="of:=[.D43]+([.B46]*[.C46]/[.$B$3]*7)" office:value-type="date" office:date-value="2026-11-12T15:07:12" calcext:value-type="date">
            <text:p>11/12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lgorithms: Design and Analysis, Part 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5" table:formula="of:=[.D46]+([.B47]*[.C47]/[.$B$3]*7)" office:value-type="date" office:date-value="2026-11-21T00:43:12" calcext:value-type="date">
            <text:p>11/21/26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Core security</text:p>
          </table:table-cell>
          <table:table-cell table:number-columns-repeated="2"/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Cybersecurity Fundamental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5" table:formula="of:=[.D47]+([.B50]*[.C50]/[.$B$3]*7)" office:value-type="date" office:date-value="2026-12-06T10:19:12" calcext:value-type="date">
            <text:p>12/06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inciples of Secure Coding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table:formula="of:=[.D50]+([.B51]*[.C51]/[.$B$3]*7)" office:value-type="date" office:date-value="2026-12-09T05:31:12" calcext:value-type="date">
            <text:p>12/09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entifying Security Vulnerabilitie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table:formula="of:=[.D51]+([.B52]*[.C52]/[.$B$3]*7)" office:value-type="date" office:date-value="2026-12-12T00:43:12" calcext:value-type="date">
            <text:p>12/12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entifying Security Vulnerabilities in C/C++Programm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table:formula="of:=[.D52]+([.B53]*[.C53]/[.$B$3]*7)" office:value-type="date" office:date-value="2026-12-15T12:43:12" calcext:value-type="date">
            <text:p>12/15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ploiting and Securing Vulnerabilities in Java Application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table:formula="of:=[.D53]+([.B54]*[.C54]/[.$B$3]*7)" office:value-type="date" office:date-value="2026-12-19T00:43:12" calcext:value-type="date">
            <text:p>12/19/26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AP Physics C</text:p>
          </table:table-cell>
          <table:table-cell table:number-columns-repeated="2"/>
          <table:table-cell table:style-name="ce5"/>
          <table:table-cell table:number-columns-repeated="16380"/>
        </table:table-row>
        <table:table-row table:style-name="ro2">
          <table:table-cell office:value-type="string" calcext:value-type="string">
            <text:p>Classical Mechanics (<text:a xlink:href="https://ocw.mit.edu/courses/8-01sc" xlink:type="simple">https://ocw.mit.edu/courses/8-01sc</text:a>-classical-mechanics-fall-2016/) (check for missing videos: https://www.youtube.com/playlist?list=PLFE3074A4CB751B2B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5" table:formula="of:=[.D54]+([.B57]*[.C57]/[.$B$4]*7)" office:value-type="date" office:date-value="2027-01-16T00:43:12" calcext:value-type="date">
            <text:p>01/16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OC: Electromagnetism, IISER Bhopal (https://nptel.ac.in/courses/115106122) (check for missing videos: https://www.youtube.com/playlist?list=PLD07B2225BB40E582)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5" calcext:value-type="float">
            <text:p>5</text:p>
          </table:table-cell>
          <table:table-cell table:style-name="ce5" table:formula="of:=[.D57]+([.B58]*[.C58]/[.$B$4]*7)" office:value-type="date" office:date-value="2027-02-13T00:43:12" calcext:value-type="date">
            <text:p>02/13/2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1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Core ethics</text:p>
          </table:table-cell>
          <table:table-cell table:style-name="ce17" table:number-columns-repeated="2"/>
          <table:table-cell table:style-name="ce24"/>
          <table:table-cell table:number-columns-repeated="16380"/>
        </table:table-row>
        <table:table-row table:style-name="ro1">
          <table:table-cell table:style-name="ce12" office:value-type="string" calcext:value-type="string">
            <text:p>Ethics, Technology and Engineering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2" calcext:value-type="float">
            <text:p>2</text:p>
          </table:table-cell>
          <table:table-cell table:style-name="ce24" table:formula="of:=[.D58]+([.B61]*[.C61]/[.$B$4]*7)" office:value-type="date" office:date-value="2027-02-21T10:19:12" calcext:value-type="date">
            <text:p>02/21/27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Introduction to Intellectual Property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4" table:formula="of:=[.D61]+([.B62]*[.C62]/[.$B$4]*7)" office:value-type="date" office:date-value="2027-02-25T03:55:12" calcext:value-type="date">
            <text:p>02/25/27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Data Privacy Fundamentals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24" table:formula="of:=[.D62]+([.B63]*[.C63]/[.$B$4]*7)" office:value-type="date" office:date-value="2027-03-01T08:43:12" calcext:value-type="date">
            <text:p>03/01/2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1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Core applications</text:p>
          </table:table-cell>
          <table:table-cell table:number-columns-repeated="2"/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Databases: Modeling and The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5" table:formula="of:=[.D54]+([.B66]*[.C66]/[.$B$5]*7)" office:value-type="date" office:date-value="2026-12-24T15:07:12" calcext:value-type="date">
            <text:p>12/24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tabases: Relational Databases and SQ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5" table:formula="of:=[.D66]+([.B67]*[.C67]/[.$B$5]*7)" office:value-type="date" office:date-value="2026-12-30T05:31:12" calcext:value-type="date">
            <text:p>12/30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tabases: Semistructured Dat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5" table:formula="of:=[.D67]+([.B68]*[.C68]/[.$B$5]*7)" office:value-type="date" office:date-value="2027-01-04T19:55:12" calcext:value-type="date">
            <text:p>01/04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5" table:formula="of:=[.D68]+([.B69]*[.C69]/[.$B$5]*7)" office:value-type="date" office:date-value="2027-02-01T13:12:00" calcext:value-type="date">
            <text:p>02/01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uter Graphic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5" table:formula="of:=[.D69]+([.B70]*[.C70]/[.$B$5]*7)" office:value-type="date" office:date-value="2027-02-21T17:02:24" calcext:value-type="date">
            <text:p>02/21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ftware Engineering: Introduction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5" table:formula="of:=[.D70]+([.B71]*[.C71]/[.$B$5]*7)" office:value-type="date" office:date-value="2027-03-08T19:55:12" calcext:value-type="date">
            <text:p>03/08/27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Advanced programm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rallel Programm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table:formula="of:=[.D71]+([.B74]*[.C74]/[.$B$3]*7)" office:value-type="date" office:date-value="2027-03-13T17:31:12" calcext:value-type="date">
            <text:p>03/13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iler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5" table:formula="of:=[.D74]+([.B75]*[.C75]/[.$B$3]*7)" office:value-type="date" office:date-value="2027-03-24T18:07:12" calcext:value-type="date">
            <text:p>03/24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roduction to Haskell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7" calcext:value-type="float">
            <text:p>7</text:p>
          </table:table-cell>
          <table:table-cell table:style-name="ce5" table:formula="of:=[.D75]+([.B76]*[.C76]/[.$B$3]*7)" office:value-type="date" office:date-value="2027-04-10T21:43:12" calcext:value-type="date">
            <text:p>04/10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earn Prolog Now! (alternative)*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7" calcext:value-type="float">
            <text:p>7</text:p>
          </table:table-cell>
          <table:table-cell table:style-name="ce5" table:formula="of:=[.D76]+([.B77]*[.C77]/[.$B$3]*7)" office:value-type="date" office:date-value="2027-04-25T14:31:12" calcext:value-type="date">
            <text:p>04/25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ftware Debuggin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5" table:formula="of:=[.D77]+([.B78]*[.C78]/[.$B$3]*7)" office:value-type="date" office:date-value="2027-05-04T00:07:12" calcext:value-type="date">
            <text:p>05/04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ftware Test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5" table:formula="of:=[.D78]+([.B79]*[.C79]/[.$B$3]*7)" office:value-type="date" office:date-value="2027-05-08T04:55:12" calcext:value-type="date">
            <text:p>05/08/27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Advanced systems</text:p>
          </table:table-cell>
          <table:table-cell table:style-name="ce17" table:number-columns-repeated="3"/>
          <table:table-cell table:number-columns-repeated="16380"/>
        </table:table-row>
        <table:table-row table:style-name="ro1">
          <table:table-cell table:style-name="ce12" office:value-type="string" calcext:value-type="string">
            <text:p>Computation Structures 1: Digital Circuits alternative 1 alternative 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style-name="ce5" table:formula="of:=[.D79]+([.B82]*[.C82]/[.$B$3]*7)" office:value-type="date" office:date-value="2027-05-18T16:55:12" calcext:value-type="date">
            <text:p>05/18/27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Computation Structures 2: Computer Architecture</text:p>
          </table:table-cell>
          <table:table-cell table:style-name="ce18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style-name="ce5" table:formula="of:=[.D82]+([.B83]*[.C83]/[.$B$3]*7)" office:value-type="date" office:date-value="2027-05-29T04:55:12" calcext:value-type="date">
            <text:p>05/29/27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Computation Structures 3: Computer Organization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style-name="ce5" table:formula="of:=[.D83]+([.B84]*[.C84]/[.$B$3]*7)" office:value-type="date" office:date-value="2027-06-08T16:55:12" calcext:value-type="date">
            <text:p>06/08/27</text:p>
          </table:table-cell>
          <table:table-cell table:number-columns-repeated="16380"/>
        </table:table-row>
        <table:table-row table:style-name="ro1">
          <table:table-cell table:style-name="ce12"/>
          <table:table-cell table:style-name="ce17" table:number-columns-repeated="3"/>
          <table:table-cell table:number-columns-repeated="16380"/>
        </table:table-row>
        <table:table-row table:style-name="ro1">
          <table:table-cell table:style-name="ce2" office:value-type="string" calcext:value-type="string">
            <text:p>Advanced theory</text:p>
          </table:table-cell>
          <table:table-cell table:style-name="ce17"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Theory of Computation 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5" table:formula="of:=[.D84]+([.B87]*[.C87]/[.$B$3]*7)" office:value-type="date" office:date-value="2027-07-01T10:55:12" calcext:value-type="date">
            <text:p>07/01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utational Geometr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5" table:formula="of:=[.D87]+([.B88]*[.C88]/[.$B$3]*7)" office:value-type="date" office:date-value="2027-07-23T20:31:12" calcext:value-type="date">
            <text:p>07/23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ame Theor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5" table:formula="of:=[.D88]+([.B89]*[.C89]/[.$B$3]*7)" office:value-type="date" office:date-value="2027-07-28T01:19:12" calcext:value-type="date">
            <text:p>07/28/27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Advanced Information Security</text:p>
          </table:table-cell>
          <table:table-cell table:number-columns-repeated="2"/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Web Security Fundamentals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table:formula="of:=[.D89]+([.B92]*[.C92]/[.$B$3]*7)" office:value-type="date" office:date-value="2027-08-01T10:19:12" calcext:value-type="date">
            <text:p>08/01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curity Governance &amp; Complianc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table:formula="of:=[.D92]+([.B93]*[.C93]/[.$B$3]*7)" office:value-type="date" office:date-value="2027-08-03T00:07:12" calcext:value-type="date">
            <text:p>08/03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gital Forensics Concepts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table:formula="of:=[.D93]+([.B94]*[.C94]/[.$B$3]*7)" office:value-type="date" office:date-value="2027-08-04T13:55:12" calcext:value-type="date">
            <text:p>08/04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cure Software Development: Requirements, Design, and Reu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5" table:formula="of:=[.D94]+([.B95]*[.C95]/[.$B$3]*7)" office:value-type="date" office:date-value="2027-08-07T00:43:12" calcext:value-type="date">
            <text:p>08/07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cure Software Development: Implementa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5" table:formula="of:=[.D95]+([.B96]*[.C96]/[.$B$3]*7)" office:value-type="date" office:date-value="2027-08-09T11:31:12" calcext:value-type="date">
            <text:p>08/09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cure Software Development: Verification and More Specialized Topic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5" table:formula="of:=[.D96]+([.B97]*[.C97]/[.$B$3]*7)" office:value-type="date" office:date-value="2027-08-11T22:19:12" calcext:value-type="date">
            <text:p>08/11/27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Advanced math</text:p>
          </table:table-cell>
          <table:table-cell table:number-columns-repeated="2"/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Essence of Linear Algebra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0" calcext:value-type="float">
            <text:p>10</text:p>
          </table:table-cell>
          <table:table-cell table:style-name="ce5" table:formula="of:=[.D97]+([.B100]*[.C100]/[.$B$3]*7)" office:value-type="date" office:date-value="2027-09-05T10:19:12" calcext:value-type="date">
            <text:p>09/05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near Algebr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5" table:formula="of:=[.D100]+([.B101]*[.C101]/[.$B$3]*7)" office:value-type="date" office:date-value="2027-10-04T19:55:12" calcext:value-type="date">
            <text:p>10/04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roduction to Numerical Method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5" table:formula="of:=[.D101]+([.B102]*[.C102]/[.$B$3]*7)" office:value-type="date" office:date-value="2027-11-03T05:31:12" calcext:value-type="date">
            <text:p>11/03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roduction to Formal Logi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5" table:formula="of:=[.D102]+([.B103]*[.C103]/[.$B$3]*7)" office:value-type="date" office:date-value="2027-11-13T17:31:12" calcext:value-type="date">
            <text:p>11/13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bability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5" table:formula="of:=[.D103]+([.B104]*[.C104]/[.$B$3]*7)" office:value-type="date" office:date-value="2027-12-04T17:31:12" calcext:value-type="date">
            <text:p>12/04/27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14" office:value-type="string" calcext:value-type="string">
            <text:p>Fundamentals of Physics</text:p>
          </table:table-cell>
          <table:table-cell table:style-name="ce15" office:value-type="string" calcext:value-type="string">
            <text:p>(Requirements : Single variable calculus, elementary vectors and complex numbers.)</text:p>
          </table:table-cell>
          <table:table-cell/>
          <table:table-cell table:style-name="ce5"/>
          <table:table-cell table:number-columns-repeated="16380"/>
        </table:table-row>
        <table:table-row table:style-name="ro2">
          <table:table-cell table:style-name="ce15" office:value-type="string" calcext:value-type="string">
            <text:p>Fundamentals of Physics 1 (<text:a xlink:href="https://oyc.yale.edu/physics/phys-200" xlink:type="simple">https://oyc.yale.edu/physics/phys-200</text:a>)</text:p>
          </table:table-cell>
          <table:table-cell table:style-name="ce21" office:value-type="float" office:value="13" calcext:value-type="float">
            <text:p>13</text:p>
          </table:table-cell>
          <table:table-cell table:style-name="ce22" office:value-type="float" office:value="5" calcext:value-type="float">
            <text:p>5</text:p>
          </table:table-cell>
          <table:table-cell table:style-name="ce5" table:formula="of:=[.D104]+([.B107]*[.C107]/[.$B$3]*7)" office:value-type="date" office:date-value="2027-12-16T02:31:12" calcext:value-type="date">
            <text:p>12/16/27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Fundamentals of Physcis 2 (<text:a xlink:href="https://oyc.yale.edu/physics/phys-201" xlink:type="simple">https://oyc.yale.edu/physics/phys-201</text:a>)</text:p>
          </table:table-cell>
          <table:table-cell table:style-name="ce21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style-name="ce5" table:formula="of:=[.D107]+([.B108]*[.C108]/[.$B$3]*7)" office:value-type="date" office:date-value="2027-12-28T08:31:12" calcext:value-type="date">
            <text:p>12/28/27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Final project</text:p>
          </table:table-cell>
          <table:table-cell table:number-columns-repeated="2"/>
          <table:table-cell table:style-name="ce5"/>
          <table:table-cell table:number-columns-repeated="16380"/>
        </table:table-row>
        <table:table-row table:style-name="ro1">
          <table:table-cell table:style-name="ce15" office:value-type="string" calcext:value-type="string">
            <text:p>Fullstack Op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32" table:formula="of:=[.D79]+([.B111]*[.C111]/[.$B$3]*7)" office:value-type="date" office:date-value="2027-06-08T16:55:12" calcext:value-type="date">
            <text:p>06/08/27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Modern Robotic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5" table:formula="of:=[.D111]+([.B112]*[.C112]/[.$B$3]*7)" office:value-type="date" office:date-value="2027-06-26T21:43:12" calcext:value-type="date">
            <text:p>06/26/27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Data Min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5" table:formula="of:=[.D112]+([.B113]*[.C113]/[.$B$3]*7)" office:value-type="date" office:date-value="2027-07-17T21:43:12" calcext:value-type="date">
            <text:p>07/17/27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Big Data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5" table:formula="of:=[.D113]+([.B114]*[.C114]/[.$B$3]*7)" office:value-type="date" office:date-value="2027-08-07T21:43:12" calcext:value-type="date">
            <text:p>08/07/27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Internet of Things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5" table:formula="of:=[.D114]+([.B115]*[.C115]/[.$B$3]*7)" office:value-type="date" office:date-value="2027-08-23T15:43:12" calcext:value-type="date">
            <text:p>08/23/27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Cloud Comput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5" table:formula="of:=[.D115]+([.B116]*[.C116]/[.$B$3]*7)" office:value-type="date" office:date-value="2027-09-13T15:43:12" calcext:value-type="date">
            <text:p>09/13/27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Data Science (Specialization)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5" table:formula="of:=[.D116]+([.B117]*[.C117]/[.$B$3]*7)" office:value-type="date" office:date-value="2027-10-13T18:07:12" calcext:value-type="date">
            <text:p>10/13/27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Functional Programming in Scala (Specialization)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style-name="ce5" table:formula="of:=[.D117]+([.B118]*[.C118]/[.$B$3]*7)" office:value-type="date" office:date-value="2027-11-08T03:07:12" calcext:value-type="date">
            <text:p>11/08/27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Game Design and Development with Unity 2020 (Specialization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4" table:formula="of:=[.D118]+([.B119]*[.C119]/[.$B$3]*7)" office:value-type="date" office:date-value="2027-11-13T09:07:12" calcext:value-type="date">
            <text:p>11/13/27</text:p>
          </table:table-cell>
          <table:table-cell table:number-columns-repeated="16380"/>
        </table:table-row>
        <table:table-row table:style-name="ro1" table:number-rows-repeated="1048436">
          <table:table-cell table:number-columns-repeated="16384"/>
        </table:table-row>
        <table:table-row table:style-name="ro3" table:number-rows-repeated="2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/00/0000</text:date>, <text:time style:data-style-name="N2" text:time-value="15:05:36.8805750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9:32:31.319607835</meta:creation-date>
    <dc:date>2026-01-31T15:28:10.702504032</dc:date>
    <meta:editing-duration>PT2H54M26S</meta:editing-duration>
    <meta:editing-cycles>34</meta:editing-cycles>
    <meta:generator>LibreOffice/24.2.7.2$Linux_X86_64 LibreOffice_project/420$Build-2</meta:generator>
    <meta:document-statistic meta:table-count="1" meta:cell-count="330" meta:object-count="0"/>
  </office:meta>
</office:document-meta>
</file>